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ecdf"/>
    </style:style>
    <style:style style:name="T1" style:family="text">
      <style:text-properties fo:color="#99cc00"/>
    </style:style>
    <style:style style:name="T2" style:family="text">
      <style:text-properties fo:color="#99cc00" officeooo:rsid="0014ecdf"/>
    </style:style>
    <style:style style:name="T3" style:family="text">
      <style:text-properties officeooo:rsid="0014e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 download the nexus tarball.</text:span></text:p>
      <text:p text:style-name="P1">wget <text:a xlink:type="simple" xlink:href="http://download.sonatype.com/nexus/oss/nexus-2.11.2-06-bundle.tar.gz" text:style-name="Internet_20_link" text:visited-style-name="Visited_20_Internet_20_Link">http://download.sonatype.com/nexus/oss/nexus-2.11.2-06-bundle.tar.gz</text:a> </text:p>
      <text:p text:style-name="P1"><text:span text:style-name="T1"># copy the tarball to the /usr/local directory</text:span></text:p>
      <text:p text:style-name="P1">sudo cp nexus-2.11.2.-06-bundle.tar.gz /usr/local </text:p>
      <text:p text:style-name="P1"><text:span text:style-name="T1"># change directory to the location of the tarball</text:span></text:p>
      <text:p text:style-name="P1">cd /usr/local </text:p>
      <text:p text:style-name="P1"><text:span text:style-name="T1"># extract the tarball</text:span></text:p>
      <text:p text:style-name="P1">sudo tar xvzf nexus-2.11.2.-06-bundle.tar.gz </text:p>
      <text:p text:style-name="P1"><text:span text:style-name="T1"># create a symbolic link “nexus” to the versioned directory</text:span></text:p>
      <text:p text:style-name="P1">sudo ln -s nexus-2.11.2.-06 nexus </text:p>
      <text:p text:style-name="P1"><text:span text:style-name="T1"># Create a user that will be used to run Nexus</text:span></text:p>
      <text:p text:style-name="P1">sudo adduser nexus </text:p>
      <text:p text:style-name="Text_20_body">sudo sh –c ‘echo “export NEXUS_HOME=/usr/local/nexus” &gt;&gt; /etc/profile.d/nexus.sh’</text:p>
      <text:p text:style-name="Text_20_body">sudo cp NEXUS_HOME/bin/nexus  /etc/init.d/nexus</text:p>
      <text:p text:style-name="P1"><text:span text:style-name="T1"># allow everyone to read and execute this file but only the owner can write to the file.</text:span></text:p>
      <text:p text:style-name="P1">sudo chmod 755 /etc/init.d/nexus </text:p>
      <text:p text:style-name="P1"><text:span text:style-name="T1"># change the owner of startup script to be root</text:span></text:p>
      <text:p text:style-name="P1">sudo chown root /etc/init.d/nexus </text:p>
      <text:p text:style-name="P1"><text:span text:style-name="T1"># change the owner of the nexus home directory including symbolic links to be the nexus user we created above</text:span></text:p>
      <text:p text:style-name="P1">sudo chown –h nexus:nexus NEXUS_HOME </text:p>
      <text:p text:style-name="P1"><text:span text:style-name="T1"># recursively change the owner of the nexus home directory to be the nexus user we created above</text:span></text:p>
      <text:p text:style-name="P1">sudo chown -RH nexus:nexus NEXUS_HOME </text:p>
      <text:p text:style-name="P1"><text:span text:style-name="T1"># create a directory for Sonatype products to use for working files</text:span></text:p>
      <text:p text:style-name="P1">sudo mkdir /etc/local/sonatype-work </text:p>
      <text:p text:style-name="P1"><text:span text:style-name="T1"># create a directory for Nexus to use for working files</text:span></text:p>
      <text:p text:style-name="P1">sudo mkdir /etc/local/sonatype-work/nexus </text:p>
      <text:p text:style-name="P1"><text:span text:style-name="T1"># make the nexus user created above the owner of this directory</text:span></text:p>
      <text:p text:style-name="P1">sudo chown –R nexus:nexus /etc/local/sonatype-work </text:p>
      <text:p text:style-name="P1"><text:span text:style-name="T1"># edit this file to point to the directory and user created above.</text:span></text:p>
      <text:p text:style-name="P1">sudo nano /etc/init.d/nexus </text:p>
      <text:p text:style-name="Text_20_body"><text:soft-page-break/>NEXUS_HOME=”/usr/local/nexus”</text:p>
      <text:p text:style-name="Text_20_body">RUN_AS_USER=”nexus”</text:p>
      <text:p text:style-name="P1"><text:span text:style-name="T1"># change to the directory which controls starting Linux subsystems on boot</text:span></text:p>
      <text:p text:style-name="P1">cd /etc/init.d </text:p>
      <text:p text:style-name="P1"><text:span text:style-name="T1"># add nexus as a system service</text:span></text:p>
      <text:p text:style-name="P1">sudo chkconfig –add nexus </text:p>
      <text:p text:style-name="P1"><text:span text:style-name="T1"># start the nexus service on boot for run levels 3-5 (Multi-User Mode with Networking up to X11)</text:span></text:p>
      <text:p text:style-name="P1"><text:s/><text:span text:style-name="T3">s</text:span>udo chkconfig –levels 345 nexus on </text:p>
      <text:p text:style-name="P1"><text:span text:style-name="T1"># start the Nexus service</text:span></text:p>
      <text:p text:style-name="P1">sudo service nexus start </text:p>
      <text:p text:style-name="P1"><text:span text:style-name="T1"># permanently open the port 8081 in the CentOS firewall</text:span></text:p>
      <text:p text:style-name="P1">sudo firewall-cmd –permanent –zone=public –add-port=8081/tcp </text:p>
      <text:p text:style-name="P1"><text:span text:style-name="T1"># reload the firewall settings to make them active</text:span></text:p>
      <text:p text:style-name="P1">sudo firewall-cmd –reload </text:p>
      <text:p text:style-name="Text_20_body">You can now open a browser and go to <text:a xlink:type="simple" xlink:href="http://quartz:8081/nexus" text:style-name="Internet_20_link" text:visited-style-name="Visited_20_Internet_20_Link">http://quartz:8081/nexus</text:a> to explore Nexus.  The default username is deployment and default password is deployment123. Hopefully this tutorial made it simple and easy to install Nexus. Stay tuned for more installation tutoria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2:26:26.069367376</meta:creation-date>
    <dc:date>2018-12-14T12:35:36.940406780</dc:date>
    <meta:editing-duration>PT10S</meta:editing-duration>
    <meta:editing-cycles>1</meta:editing-cycles>
    <meta:document-statistic meta:table-count="0" meta:image-count="0" meta:object-count="0" meta:page-count="2" meta:paragraph-count="45" meta:word-count="352" meta:character-count="2337" meta:non-whitespace-character-count="2007"/>
    <meta:generator>LibreOffice/5.1.6.2$Linux_X86_64 LibreOffice_project/10m0$Build-2</meta:generator>
  </office:meta>
</office:document-meta>
</file>